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887" officeooo:paragraph-rsid="000cf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design</text:p>
      <text:p text:style-name="P1"/>
      <text:p text:style-name="P1">I will fashion my website based off the NHS’s style of a plain white background, blue boxes and black text. This will help me to abide by WCAG and make the website accessible to all audienc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1:05:20.240176600</meta:creation-date>
    <dc:date>2025-10-05T11:44:26.858790600</dc:date>
    <meta:editing-duration>PT27M27S</meta:editing-duration>
    <meta:editing-cycles>1</meta:editing-cycles>
    <meta:document-statistic meta:table-count="0" meta:image-count="0" meta:object-count="0" meta:page-count="1" meta:paragraph-count="2" meta:word-count="38" meta:character-count="205" meta:non-whitespace-character-count="169"/>
    <meta:generator>LibreOffice/25.8.1.1$Windows_X86_64 LibreOffice_project/54047653041915e595ad4e45cccea684809c77b5</meta:generator>
  </office:meta>
</office:document-meta>
</file>